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994cm"/>
    </style:style>
    <style:style style:name="co3" style:family="table-column">
      <style:table-column-properties fo:break-before="auto" style:column-width="4.30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212121" style:direction="ltr" fo:padding="0.071cm" fo:border-right="0.74pt solid #212121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style:diagonal-bl-tr="none" style:diagonal-tl-br="none" fo:border="0.74pt solid #212121" fo:padding="0.071cm" style:rotation-align="none"/>
    </style:style>
    <style:style style:name="ce6" style:family="table-cell" style:parent-style-name="Default">
      <style:table-cell-properties fo:border-bottom="none" style:diagonal-bl-tr="none" style:diagonal-tl-br="none" fo:background-color="transparent" fo:border-left="0.74pt solid #212121" fo:padding="0.071cm" fo:border-right="0.74pt solid #212121" style:rotation-align="none" fo:border-top="none"/>
    </style:style>
    <style:style style:name="ce7" style:family="table-cell" style:parent-style-name="Default" style:data-style-name="N100">
      <style:table-cell-properties style:diagonal-bl-tr="none" style:diagonal-tl-br="none" fo:border="0.74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36">
      <style:table-cell-properties style:diagonal-bl-tr="none" style:diagonal-tl-br="none" fo:border="0.74pt solid #212121" fo:padding="0.071cm" style:rotation-align="none"/>
    </style:style>
    <style:style style:name="ce9" style:family="table-cell" style:parent-style-name="Default" style:data-style-name="N100">
      <style:table-cell-properties style:diagonal-bl-tr="none" style:diagonal-tl-br="none" fo:border="0.74pt solid #212121" fo:padding="0.071cm" style:rotation-align="none"/>
    </style:style>
    <style:style style:name="ce10" style:family="table-cell" style:parent-style-name="Default" style:data-style-name="N36">
      <style:table-cell-properties fo:padding="0.071cm"/>
    </style:style>
    <style:style style:name="ce11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2" style:family="table-cell" style:parent-style-name="Default">
      <style:table-cell-properties fo:background-color="#ffff00" style:diagonal-bl-tr="none" style:diagonal-tl-br="none" fo:border="0.74pt solid #212121" fo:padding="0.071cm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212121" fo:padding="0.071cm" style:rotation-align="none"/>
    </style:style>
    <style:style style:name="ce14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style:glyph-orientation-vertical="0" fo:border-bottom="none" fo:background-color="#ffff00" style:diagonal-bl-tr="none" style:diagonal-tl-br="none" style:text-align-source="fix" style:repeat-content="false" fo:wrap-option="no-wrap" fo:border-left="0.74pt solid #212121" style:direction="ltr" fo:padding="0.071cm" fo:border-right="0.74pt solid #212121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glyph-orientation-vertical="0" fo:background-color="#ff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none" fo:background-color="#ffff00" style:diagonal-bl-tr="none" style:diagonal-tl-br="none" fo:border-left="0.74pt solid #212121" fo:padding="0.071cm" fo:border-right="0.74pt solid #212121" style:rotation-align="none" fo:border-top="none"/>
    </style:style>
    <style:style style:name="ce19" style:family="table-cell" style:parent-style-name="Default">
      <style:table-cell-properties style:glyph-orientation-vertical="0" fo:background-color="#00ffff" style:diagonal-bl-tr="none" style:diagonal-tl-br="none" style:text-align-source="fix" style:repeat-content="false" fo:wrap-option="no-wrap" fo:border="0.74pt solid #212121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00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ffff"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ffff" style:diagonal-bl-tr="none" style:diagonal-tl-br="none" fo:border="0.74pt solid #212121" fo:padding="0.071cm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ontent-validations>
        <table:content-validation table:name="val1" table:base-cell-address="Hoja1.AR1">
          <table:error-message table:message-type="stop" table:display="true"/>
        </table:content-validation>
        <table:content-validation table:name="val2" table:base-cell-address="Hoja1.AT1">
          <table:error-message table:message-type="stop" table:display="true"/>
        </table:content-validation>
        <table:content-validation table:name="val3" table:condition="of:cell-content-is-in-list(&quot;M&quot;;&quot;T&quot;;&quot;N&quot;;&quot;V&quot;;&quot;M-T&quot;)" table:allow-empty-cell="true" table:display-list="unsorted" table:base-cell-address="Hoja1.X2">
          <table:error-message table:message-type="stop" table:display="true"/>
        </table:content-validation>
      </table:content-validations>
      <table:table table:name="Hoja1" table:style-name="ta1">
        <table:table-column table:style-name="co1" table:number-columns-repeated="39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15-06-02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2-29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4665249" calcext:value-type="float">
            <text:p>34665249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LAGUNAS MAURICIO</text:p>
          </table:table-cell>
          <table:table-cell table:style-name="ce5" office:value-type="string" calcext:value-type="string">
            <text:p>',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,</text:p>
          </table:table-cell>
          <table:table-cell table:style-name="ce19" table:content-validation-name="val1"/>
          <table:table-cell office:value-type="string" calcext:value-type="string">
            <text:p>,</text:p>
          </table:table-cell>
          <table:table-cell table:style-name="ce19" table:content-validation-name="val2"/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13-04-29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3-01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3287149" calcext:value-type="float">
            <text:p>33287149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38" calcext:value-type="float">
            <text:p>38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GALVAN LUCIANA HUENELEN</text:p>
          </table:table-cell>
          <table:table-cell table:style-name="ce5" office:value-type="string" calcext:value-type="string">
            <text:p>',</text:p>
          </table:table-cell>
          <table:table-cell office:value-type="float" office:value="1836" calcext:value-type="float">
            <text:p>1836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10-11-23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3-05-20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3771129" calcext:value-type="float">
            <text:p>33771129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EPULEF JAIRO RODRIGO</text:p>
          </table:table-cell>
          <table:table-cell table:style-name="ce5" office:value-type="string" calcext:value-type="string">
            <text:p>',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15-03-03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7-07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35845758" calcext:value-type="float">
            <text:p>35845758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CONTRERAS OSCAR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14-11-19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8-17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35887205" calcext:value-type="float">
            <text:p>35887205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IGNAO DAIAN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13-02-27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5-10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36260152" calcext:value-type="float">
            <text:p>36260152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CORDOBA DAIAN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11-10-31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4-03-09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33222558" calcext:value-type="float">
            <text:p>33222558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DUARTE FLORENCI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8-05-07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2-23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1554957" calcext:value-type="float">
            <text:p>21554957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ACEVEDO GLADIS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4-08-11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2-20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1560723" calcext:value-type="float">
            <text:p>21560723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FUNES ANDREA FABIANA</text:p>
          </table:table-cell>
          <table:table-cell table:style-name="ce12" office:value-type="string" calcext:value-type="string">
            <text:p>',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2-08-14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3-17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3804125" calcext:value-type="float">
            <text:p>23804125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GROSSO MARIA CECILIA</text:p>
          </table:table-cell>
          <table:table-cell table:style-name="ce12" office:value-type="string" calcext:value-type="string">
            <text:p>',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6-08-06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2-20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2260594" calcext:value-type="float">
            <text:p>22260594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MAINECUL RAFAEL HORACIO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4-08-17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3-02-27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3134032" calcext:value-type="float">
            <text:p>23134032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BALMACEDA MONIC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0-06-12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2-20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3791277" calcext:value-type="float">
            <text:p>23791277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OJEDA KARIN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9-04-12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2-02-22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1355021" calcext:value-type="float">
            <text:p>21355021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CUESTA SANDRA VIVIAN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/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9-03-25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2-03-14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9776520" calcext:value-type="float">
            <text:p>29776520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CAPDEBOSCQ MARIANELA</text:p>
          </table:table-cell>
          <table:table-cell table:style-name="ce12" office:value-type="string" calcext:value-type="string">
            <text:p>',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3-11-17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2-02-22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9416584" calcext:value-type="float">
            <text:p>29416584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GONCALVEZ MARIELA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15-03-09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7-02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9129046" calcext:value-type="float">
            <text:p>29129046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MORENO SERGIO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15-03-09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3-11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9129046" calcext:value-type="float">
            <text:p>29129046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MORENO SERGIO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11-02-28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2-27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30318063" calcext:value-type="float">
            <text:p>30318063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TOLOZA LEGUIZAMON PABLO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9-09-23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3-30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9260281" calcext:value-type="float">
            <text:p>29260281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ROBERTS PAOLA CRISTIN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7-03-26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2-23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30390057" calcext:value-type="float">
            <text:p>30390057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HERRADA JESICA MARIEL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6-03-20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2-20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30390014" calcext:value-type="float">
            <text:p>30390014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KLOSTER ANA VERONIC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'</text:p>
          </table:table-cell>
          <table:table-cell table:style-name="ce12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5-08-30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2-20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8952610" calcext:value-type="float">
            <text:p>28952610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VEDOYA MAXIMILIANO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8-06-11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2-02-22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30508270" calcext:value-type="float">
            <text:p>30508270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BELLIDO MARIA ANGELIC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4-08-04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7-02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5350692" calcext:value-type="float">
            <text:p>25350692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PELEGRI VANESA PAOLA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/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-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6-08-16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5-02-20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4926771" calcext:value-type="float">
            <text:p>24926771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STELLA SILVIN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2-06-10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2-26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5407904" calcext:value-type="float">
            <text:p>25407904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ROJAS FLAVI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1-10-24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2-26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5694041" calcext:value-type="float">
            <text:p>25694041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MU¥OZ MARTA ISABEL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0-08-09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2-02-22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5728614" calcext:value-type="float">
            <text:p>25728614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MORTENSEN ELINA ESTER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7-05-16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0-08-08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5407813" calcext:value-type="float">
            <text:p>25407813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IBAÑEZ MARIA SOLEDAD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LIC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'</text:p>
          </table:table-cell>
          <table:table-cell table:style-name="ce5" office:value-type="string" calcext:value-type="string">
            <text:p>ART.3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8-04-20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2-23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4245529" calcext:value-type="float">
            <text:p>24245529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DURAN SORAYA MERCEDES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7-05-16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8-15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2" office:value-type="float" office:value="25407813" calcext:value-type="float">
            <text:p>25407813</text:p>
          </table:table-cell>
          <table:table-cell table:style-name="ce12" office:value-type="string" calcext:value-type="string">
            <text:p>,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IBAÑEZ MARIA SOLEDAD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/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1-03-14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01-03-14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381089" calcext:value-type="float">
            <text:p>17381089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NARVAEZ RAMONA ELBA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/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87-03-23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1987-03-23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0237632" calcext:value-type="float">
            <text:p>20237632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GIRARDI SILVIA BEATRIZ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-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5-03-10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2-03-05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8516328" calcext:value-type="float">
            <text:p>18516328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REPUCCI MARIA SILVIA</text:p>
          </table:table-cell>
          <table:table-cell table:style-name="ce5" office:value-type="string" calcext:value-type="string">
            <text:p>',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3-02-26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1993-02-26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943708" calcext:value-type="float">
            <text:p>17943708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ARGUELLO ELDA INES</text:p>
          </table:table-cell>
          <table:table-cell table:style-name="ce5" office:value-type="string" calcext:value-type="string">
            <text:p>',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3-02-22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00-03-13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536221" calcext:value-type="float">
            <text:p>17536221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RODRIGUEZ ADRIANA</text:p>
          </table:table-cell>
          <table:table-cell table:style-name="ce5" office:value-type="string" calcext:value-type="string">
            <text:p>',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0" calcext:value-type="float">
            <text:p>0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8-05-04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2-29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7184404" calcext:value-type="float">
            <text:p>17184404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CARBAJAL MONICA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6-03-04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6-09-01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0304787" calcext:value-type="float">
            <text:p>20304787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MARTIN GRACIELA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86-10-08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1986-10-08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6490613" calcext:value-type="float">
            <text:p>16490613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LA TORRE PATRICIA CLAUDIA</text:p>
          </table:table-cell>
          <table:table-cell table:style-name="ce5" office:value-type="string" calcext:value-type="string">
            <text:p>',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2"/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2000-09-04</text:p>
          </table:table-cell>
          <table:table-cell table:style-name="ce7" office:value-type="string" calcext:value-type="string">
            <text:p>','</text:p>
          </table:table-cell>
          <table:table-cell table:style-name="ce7" office:value-type="string" calcext:value-type="string">
            <text:p>2012-03-04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3036174" calcext:value-type="float">
            <text:p>13036174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IVANOFF LILIANA</text:p>
          </table:table-cell>
          <table:table-cell table:style-name="ce12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style-name="ce19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ALT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5"/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8" office:value-type="date" office:date-value="2007-02-26" calcext:value-type="date">
            <text:p>26/02/2007</text:p>
          </table:table-cell>
          <table:table-cell table:style-name="ce7" office:value-type="string" calcext:value-type="string">
            <text:p>','</text:p>
          </table:table-cell>
          <table:table-cell table:style-name="ce8" office:value-type="date" office:date-value="2009-02-20" calcext:value-type="date">
            <text:p>20/02/2009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4245529" calcext:value-type="float">
            <text:p>24245529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DURAN, SORAYA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style-name="ce22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LIC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,'</text:p>
          </table:table-cell>
          <table:table-cell table:style-name="ce5" office:value-type="string" calcext:value-type="string">
            <text:p>ART.2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9" office:value-type="string" calcext:value-type="string">
            <text:p>2008-03-26</text:p>
          </table:table-cell>
          <table:table-cell table:style-name="ce7" office:value-type="string" calcext:value-type="string">
            <text:p>','</text:p>
          </table:table-cell>
          <table:table-cell table:style-name="ce8" office:value-type="date" office:date-value="2014-02-28" calcext:value-type="date">
            <text:p>28/02/2014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0580154" calcext:value-type="float">
            <text:p>30580154</text:p>
          </table:table-cell>
          <table:table-cell table:style-name="ce5" office:value-type="string" calcext:value-type="string">
            <text:p>,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GOGORZA ROBERTA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style-name="ce22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LIC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,'</text:p>
          </table:table-cell>
          <table:table-cell table:style-name="ce5" office:value-type="string" calcext:value-type="string">
            <text:p>ART.3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8" office:value-type="date" office:date-value="2005-09-26" calcext:value-type="date">
            <text:p>26/09/2005</text:p>
          </table:table-cell>
          <table:table-cell table:style-name="ce7" office:value-type="string" calcext:value-type="string">
            <text:p>','</text:p>
          </table:table-cell>
          <table:table-cell table:style-name="ce8" office:value-type="date" office:date-value="2012-02-22" calcext:value-type="date">
            <text:p>22/02/2012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5350692" calcext:value-type="float">
            <text:p>25350692</text:p>
          </table:table-cell>
          <table:table-cell table:style-name="ce5" office:value-type="string" calcext:value-type="string">
            <text:p>,</text:p>
          </table:table-cell>
          <table:table-cell table:style-name="ce1" office:value-type="float" office:value="40" calcext:value-type="float">
            <text:p>40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PELEGRI VANESA PAOLA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19" table:content-validation-name="val1" office:value-type="float" office:value="3" calcext:value-type="float">
            <text:p>3</text:p>
          </table:table-cell>
          <table:table-cell office:value-type="string" calcext:value-type="string">
            <text:p>,</text:p>
          </table:table-cell>
          <table:table-cell table:style-name="ce19" table:content-validation-name="val2" office:value-type="float" office:value="1" calcext:value-type="float">
            <text:p>1</text:p>
          </table:table-cell>
          <table:table-cell office:value-type="string" calcext:value-type="string">
            <text:p>,'</text:p>
          </table:table-cell>
          <table:table-cell table:style-name="ce22" table:content-validation-name="val3" office:value-type="string" calcext:value-type="string">
            <text:p>M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LIC</text:p>
          </table:table-cell>
          <table:table-cell table:style-name="ce5" office:value-type="string" calcext:value-type="string">
            <text:p>','</text:p>
          </table:table-cell>
          <table:table-cell table:style-name="ce5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,'</text:p>
          </table:table-cell>
          <table:table-cell table:style-name="ce5" office:value-type="string" calcext:value-type="string">
            <text:p>ART.2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2" calcext:value-type="float">
            <text:p>12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10" office:value-type="date" office:date-value="1990-03-01" calcext:value-type="date">
            <text:p>01/03/1990</text:p>
          </table:table-cell>
          <table:table-cell table:style-name="ce7" office:value-type="string" calcext:value-type="string">
            <text:p>','</text:p>
          </table:table-cell>
          <table:table-cell table:style-name="ce10" office:value-type="date" office:date-value="1990-03-01" calcext:value-type="date">
            <text:p>01/03/1990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6916043" calcext:value-type="float">
            <text:p>16916043</text:p>
          </table:table-cell>
          <table:table-cell table:style-name="ce5" office:value-type="string" calcext:value-type="string">
            <text:p>,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,'</text:p>
          </table:table-cell>
          <table:table-cell table:style-name="ce18" office:value-type="string" calcext:value-type="string">
            <text:p>PANDOLFO, ADRIAN</text:p>
          </table:table-cell>
          <table:table-cell table:style-name="ce5" office:value-type="string" calcext:value-type="string">
            <text:p>',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,</text:p>
          </table:table-cell>
          <table:table-cell table:style-name="ce20" table:content-validation-name="val1"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21" table:content-validation-name="val2"/>
          <table:table-cell office:value-type="string" calcext:value-type="string">
            <text:p>,'</text:p>
          </table:table-cell>
          <table:table-cell table:style-name="ce21" table:content-validation-name="val3"/>
          <table:table-cell office:value-type="string" calcext:value-type="string">
            <text:p>','</text:p>
          </table:table-cell>
          <table:table-cell table:style-name="ce5" office:value-type="string" calcext:value-type="string">
            <text:p>LIC</text:p>
          </table:table-cell>
          <table:table-cell table:style-name="ce5" office:value-type="string" calcext:value-type="string">
            <text:p>','</text:p>
          </table:table-cell>
          <table:table-cell table:style-name="ce6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0" calcext:value-type="float">
            <text:p>1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25" calcext:value-type="float">
            <text:p>25</text:p>
          </table:table-cell>
          <table:table-cell table:style-name="ce5" office:value-type="string" calcext:value-type="string">
            <text:p>,'</text:p>
          </table:table-cell>
          <table:table-cell table:style-name="ce6" office:value-type="string" calcext:value-type="string">
            <text:p>ART.30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6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10" office:value-type="date" office:date-value="1998-02-20" calcext:value-type="date">
            <text:p>20/02/1998</text:p>
          </table:table-cell>
          <table:table-cell table:style-name="ce7" office:value-type="string" calcext:value-type="string">
            <text:p>','</text:p>
          </table:table-cell>
          <table:table-cell table:style-name="ce10" office:value-type="date" office:date-value="1998-02-20" calcext:value-type="date">
            <text:p>20/02/1998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6283995" calcext:value-type="float">
            <text:p>16283995</text:p>
          </table:table-cell>
          <table:table-cell table:style-name="ce5" office:value-type="string" calcext:value-type="string">
            <text:p>,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,'</text:p>
          </table:table-cell>
          <table:table-cell table:style-name="ce18" office:value-type="string" calcext:value-type="string">
            <text:p>PALAVECINO,SILVIA ZUNILDA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20" table:content-validation-name="val1"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table:style-name="ce21" table:content-validation-name="val2" office:value-type="float" office:value="2" calcext:value-type="float">
            <text:p>2</text:p>
          </table:table-cell>
          <table:table-cell office:value-type="string" calcext:value-type="string">
            <text:p>,'</text:p>
          </table:table-cell>
          <table:table-cell table:style-name="ce21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LIC</text:p>
          </table:table-cell>
          <table:table-cell table:style-name="ce5" office:value-type="string" calcext:value-type="string">
            <text:p>','</text:p>
          </table:table-cell>
          <table:table-cell table:style-name="ce6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6" office:value-type="float" office:value="30" calcext:value-type="float">
            <text:p>3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6" office:value-type="float" office:value="14" calcext:value-type="float">
            <text:p>14</text:p>
          </table:table-cell>
          <table:table-cell table:style-name="ce5" office:value-type="string" calcext:value-type="string">
            <text:p>,'</text:p>
          </table:table-cell>
          <table:table-cell table:style-name="ce6" office:value-type="string" calcext:value-type="string">
            <text:p>ART.2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8-05-07</text:p>
          </table:table-cell>
          <table:table-cell table:style-name="ce7" office:value-type="string" calcext:value-type="string">
            <text:p>','</text:p>
          </table:table-cell>
          <table:table-cell table:style-name="ce10" office:value-type="date" office:date-value="2009-02-20" calcext:value-type="date">
            <text:p>20/02/2009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8" office:value-type="string" calcext:value-type="string">
            <text:p>',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11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11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11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1554957" calcext:value-type="float">
            <text:p>21554957</text:p>
          </table:table-cell>
          <table:table-cell table:style-name="ce5" office:value-type="string" calcext:value-type="string">
            <text:p>,</text:p>
          </table:table-cell>
          <table:table-cell table:style-name="ce16" office:value-type="float" office:value="14" calcext:value-type="float">
            <text:p>14</text:p>
          </table:table-cell>
          <table:table-cell table:style-name="ce1" office:value-type="string" calcext:value-type="string">
            <text:p>,'</text:p>
          </table:table-cell>
          <table:table-cell table:style-name="ce5" office:value-type="string" calcext:value-type="string">
            <text:p>ACEVEDO GLADIS</text:p>
          </table:table-cell>
          <table:table-cell table:style-name="ce5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20" table:content-validation-name="val1"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table:style-name="ce20" table:content-validation-name="val2" office:value-type="float" office:value="3" calcext:value-type="float">
            <text:p>3</text:p>
          </table:table-cell>
          <table:table-cell office:value-type="string" calcext:value-type="string">
            <text:p>,'</text:p>
          </table:table-cell>
          <table:table-cell table:style-name="ce20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LIC</text:p>
          </table:table-cell>
          <table:table-cell table:style-name="ce5" office:value-type="string" calcext:value-type="string">
            <text:p>','</text:p>
          </table:table-cell>
          <table:table-cell table:style-name="ce4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28" calcext:value-type="float">
            <text:p>28</text:p>
          </table:table-cell>
          <table:table-cell table:style-name="ce5" office:value-type="string" calcext:value-type="string">
            <text:p>,'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 office:value-type="string" calcext:value-type="string">
            <text:p>INSERT INTO snpe.escuela4 ( <text:s/>escuela, prog, ley_r, <text:s/>agrup_r, <text:s/>cargo_r, <text:s/>categ_r, <text:s/>ley_s, <text:s/>agrup_s, <text:s/>cargo_s, <text:s/>categ_s, <text:s/>fecha_ing, <text:s/>fecha_alta, <text:s/>fecha_baja, <text:s/>planta_pre, <text:s/>tipo_emp, <text:s/>horas_cate, <text:s/>tipo_docu, <text:s/>nume_docu, <text:s/>secuencia, <text:s/>apeynom, materia, curso, division, turno, <text:s/>estado, <text:s/>empresa, <text:s/>aa_antig, <text:s/>mm_antig, <text:s/>dd_antig, observaciones) VALUES(</text:p>
          </table:table-cell>
          <table:table-cell table:style-name="ce4" office:value-type="float" office:value="4" calcext:value-type="float">
            <text:p>4</text:p>
          </table:table-cell>
          <table:table-cell table:style-name="ce1" office:value-type="string" calcext:value-type="string">
            <text:p>,</text:p>
          </table:table-cell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,'</text:p>
          </table:table-cell>
          <table:table-cell table:style-name="ce7" office:value-type="string" calcext:value-type="string">
            <text:p>1997-05-16</text:p>
          </table:table-cell>
          <table:table-cell table:style-name="ce7" office:value-type="string" calcext:value-type="string">
            <text:p>','</text:p>
          </table:table-cell>
          <table:table-cell table:style-name="ce10" office:value-type="date" office:date-value="2012-02-22" calcext:value-type="date">
            <text:p>22/02/2012</text:p>
          </table:table-cell>
          <table:table-cell table:style-name="ce7" office:value-type="string" calcext:value-type="string">
            <text:p>','</text:p>
          </table:table-cell>
          <table:table-cell table:style-name="ce5" office:value-type="string" calcext:value-type="string">
            <text:p>0000-00-00</text:p>
          </table:table-cell>
          <table:table-cell table:style-name="ce4" office:value-type="string" calcext:value-type="string">
            <text:p>',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,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,</text:p>
          </table:table-cell>
          <table:table-cell table:style-name="ce13" office:value-type="float" office:value="25407813" calcext:value-type="float">
            <text:p>25407813</text:p>
          </table:table-cell>
          <table:table-cell table:style-name="ce13" office:value-type="string" calcext:value-type="string">
            <text:p>,</text:p>
          </table:table-cell>
          <table:table-cell table:style-name="ce17" office:value-type="float" office:value="43" calcext:value-type="float">
            <text:p>43</text:p>
          </table:table-cell>
          <table:table-cell table:style-name="ce14" office:value-type="string" calcext:value-type="string">
            <text:p>,'</text:p>
          </table:table-cell>
          <table:table-cell table:style-name="ce12" office:value-type="string" calcext:value-type="string">
            <text:p>IBAÑEZ MARIA SOLEDAD</text:p>
          </table:table-cell>
          <table:table-cell table:style-name="ce13" office:value-type="string" calcext:value-type="string">
            <text:p>',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20" table:content-validation-name="val1" office:value-type="float" office:value="2" calcext:value-type="float">
            <text:p>2</text:p>
          </table:table-cell>
          <table:table-cell office:value-type="string" calcext:value-type="string">
            <text:p>,</text:p>
          </table:table-cell>
          <table:table-cell table:style-name="ce20" table:content-validation-name="val2" office:value-type="float" office:value="4" calcext:value-type="float">
            <text:p>4</text:p>
          </table:table-cell>
          <table:table-cell office:value-type="string" calcext:value-type="string">
            <text:p>,'</text:p>
          </table:table-cell>
          <table:table-cell table:style-name="ce20" table:content-validation-name="val3" office:value-type="string" calcext:value-type="string">
            <text:p>T</text:p>
          </table:table-cell>
          <table:table-cell office:value-type="string" calcext:value-type="string">
            <text:p>','</text:p>
          </table:table-cell>
          <table:table-cell table:style-name="ce5" office:value-type="string" calcext:value-type="string">
            <text:p>LIC</text:p>
          </table:table-cell>
          <table:table-cell table:style-name="ce5" office:value-type="string" calcext:value-type="string">
            <text:p>','</text:p>
          </table:table-cell>
          <table:table-cell table:style-name="ce6" office:value-type="string" calcext:value-type="string">
            <text:p>DO</text:p>
          </table:table-cell>
          <table:table-cell table:style-name="ce5" office:value-type="string" calcext:value-type="string">
            <text:p>',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,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,'</text:p>
          </table:table-cell>
          <table:table-cell table:style-name="ce4" office:value-type="string" calcext:value-type="string">
            <text:p>ART.29</text:p>
          </table:table-cell>
          <table:table-cell office:value-type="string" calcext:value-type="string">
            <text:p>');</text:p>
          </table:table-cell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1">
          <table:table-cell/>
          <table:table-cell table:style-name="ce4" table:number-columns-repeated="40"/>
          <table:table-cell table:number-columns-repeated="2"/>
          <table:table-cell table:style-name="ce20" table:content-validation-name="val1"/>
          <table:table-cell office:value-type="string" calcext:value-type="string">
            <text:p>,</text:p>
          </table:table-cell>
          <table:table-cell table:style-name="ce21" table:content-validation-name="val2"/>
          <table:table-cell/>
          <table:table-cell table:style-name="ce21" table:content-validation-name="val3"/>
          <table:table-cell/>
          <table:table-cell table:style-name="ce4" table:number-columns-repeated="11"/>
          <table:table-cell/>
        </table:table-row>
        <table:table-row table:style-name="ro2" table:number-rows-repeated="1048479">
          <table:table-cell table:number-columns-repeated="43"/>
          <table:table-cell table:content-validation-name="val1"/>
          <table:table-cell/>
          <table:table-cell table:content-validation-name="val2"/>
          <table:table-cell table:number-columns-repeated="15"/>
        </table:table-row>
        <table:table-row table:style-name="ro2">
          <table:table-cell table:number-columns-repeated="43"/>
          <table:table-cell table:content-validation-name="val1"/>
          <table:table-cell/>
          <table:table-cell table:content-validation-name="val2"/>
          <table:table-cell table:number-columns-repeated="15"/>
        </table:table-row>
      </table:table>
      <table:named-expressions/>
      <table:database-ranges>
        <table:database-range table:name="__Anonymous_Sheet_DB__0" table:target-range-address="Hoja1.B1:Hoja1.BF9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  <number:text> €</number:text>
    </number:number-style>
    <number:number-style style:name="N108">
      <number:text>-</number:text>
      <number:number number:decimal-places="2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4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4P2" style:volatile="true">
      <loext:fill-character> </loext:fill-character>
      <number:text>-   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15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15P2" style:volatile="true">
      <loext:fill-character> </loext:fill-character>
      <number:text>- €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16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17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17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$ </number:text>
      <number:number number:decimal-places="0" number:min-integer-digits="1" number:grouping="true"/>
    </number:number-style>
    <number:number-style style:name="N122">
      <number:text>$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0" number:min-integer-digits="1" number:grouping="true"/>
    </number:number-style>
    <number:number-style style:name="N123">
      <style:text-properties fo:color="#ff0000"/>
      <number:text>$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2" number:min-integer-digits="1" number:grouping="true"/>
    </number:number-style>
    <number:number-style style:name="N124">
      <number:text>$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$ </number:text>
      <number:number number:decimal-places="2" number:min-integer-digits="1" number:grouping="true"/>
    </number:number-style>
    <number:number-style style:name="N125">
      <style:text-properties fo:color="#ff0000"/>
      <number:text>$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7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7P2" style:volatile="true">
      <loext:fill-character> </loext:fill-character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number:text> 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9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1T11:22:54.162959934</meta:creation-date>
    <dc:date>2016-12-06T11:55:35.251580103</dc:date>
    <meta:editing-duration>PT6M26S</meta:editing-duration>
    <meta:editing-cycles>1</meta:editing-cycles>
    <meta:generator>LibreOffice/4.2.8.2$Linux_X86_64 LibreOffice_project/420m0$Build-2</meta:generator>
    <meta:document-statistic meta:table-count="1" meta:cell-count="2927" meta:object-count="0"/>
  </office:meta>
</office:document-meta>
</file>